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face style:name="DejaVu Sans" svg:font-family="'DejaVu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258" officeooo:paragraph-rsid="000de258"/>
    </style:style>
    <style:style style:name="P2" style:family="paragraph" style:parent-style-name="Standard">
      <style:text-properties officeooo:rsid="0010b3fe" officeooo:paragraph-rsid="0010b3fe"/>
    </style:style>
    <style:style style:name="T1" style:family="text">
      <style:text-properties officeooo:rsid="000ee0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nous a donc été possible d’exploiter pleinement le sujet de la réalité virtuelle dans ce projet. Il est important de bien distinguer les buts de la réalité virtuelle afin d’éviter la confusion avec les différentes réalités. De plus, nous pouvons constater que la réalité virtuelle est accessible selon n’importe quel budget (mais cependant avec des performances proportionnelles aux gammes de prix). De plus, nous avons constaté que les casques autonomes fonctionnent sur le même principe et ont une architecture assez simple. Nos expériences menées nous ont permis d’enrichir pleinement notre rédaction ainsi que notre culture personnelle.</text:p>
      <text:p text:style-name="P1"/>
      <text:p text:style-name="P1">D’autre part, les nombreuses innovations, et progrès que la réalité virtuelle a permis nous montrent que la technologie prend une place de plus en plus importante dans la vie de tous les jours. <text:span text:style-name="T1">Mais les risques potentiels ou effets néfastes quant à l’utilisation de cette technologie nous mènent à adopter une attitude responsable et vigilante : ne pas utiliser plus de 2 heures ces dispositifs et arrêter en cas d’apparition d’effets néfastes. Mais nous sommes sûr d’une chose ; cette technologie ne cessera d’évoluer dans les prochaines années et prendra sûrement une place encore plus importante dans nos vies. </text:span></text:p>
      <text:p text:style-name="P2">Mais cette immersion et cette interaction solitaire ne vont elles pas favoriser l’isolement et le manque d’interaction socia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face style:name="DejaVu Sans" svg:font-family="'DejaVu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DejaVu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AGREL</meta:initial-creator>
    <meta:creation-date>2018-01-16T11:33:24.930227804</meta:creation-date>
    <dc:date>2018-01-16T11:57:40.127444516</dc:date>
    <dc:creator>Thomas BAGREL</dc:creator>
    <meta:editing-duration>PT3M5S</meta:editing-duration>
    <meta:editing-cycles>1</meta:editing-cycles>
    <meta:document-statistic meta:table-count="0" meta:image-count="0" meta:object-count="0" meta:page-count="1" meta:paragraph-count="3" meta:word-count="215" meta:character-count="1385" meta:non-whitespace-character-count="1172"/>
    <meta:generator>LibreOffice/5.1.6.2$Linux_X86_64 LibreOffice_project/10m0$Build-2</meta:generator>
  </office:meta>
</office:document-meta>
</file>